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2d6a" officeooo:paragraph-rsid="001e2d6a"/>
    </style:style>
    <style:style style:name="P2" style:family="paragraph" style:parent-style-name="Standard">
      <style:text-properties officeooo:rsid="001e4840" officeooo:paragraph-rsid="001e4840"/>
    </style:style>
    <style:style style:name="P3" style:family="paragraph" style:parent-style-name="Standard">
      <style:text-properties officeooo:rsid="002225a2" officeooo:paragraph-rsid="002225a2"/>
    </style:style>
    <style:style style:name="P4" style:family="paragraph" style:parent-style-name="Standard">
      <style:text-properties officeooo:rsid="0022b2c4" officeooo:paragraph-rsid="0022b2c4"/>
    </style:style>
    <style:style style:name="P5" style:family="paragraph" style:parent-style-name="Standard">
      <style:text-properties officeooo:rsid="00246dfc" officeooo:paragraph-rsid="00246dfc"/>
    </style:style>
    <style:style style:name="P6" style:family="paragraph" style:parent-style-name="Standard">
      <style:text-properties officeooo:rsid="002685db" officeooo:paragraph-rsid="002685db"/>
    </style:style>
    <style:style style:name="P7" style:family="paragraph" style:parent-style-name="Standard">
      <style:text-properties officeooo:rsid="0027efc2" officeooo:paragraph-rsid="0027efc2"/>
    </style:style>
    <style:style style:name="P8" style:family="paragraph" style:parent-style-name="Standard">
      <style:text-properties officeooo:rsid="0029dd77" officeooo:paragraph-rsid="0027efc2"/>
    </style:style>
    <style:style style:name="P9" style:family="paragraph" style:parent-style-name="Standard">
      <style:text-properties officeooo:rsid="002a9a6a" officeooo:paragraph-rsid="002a9a6a"/>
    </style:style>
    <style:style style:name="P10" style:family="paragraph" style:parent-style-name="Standard">
      <style:text-properties officeooo:rsid="002bedb1" officeooo:paragraph-rsid="002bedb1"/>
    </style:style>
    <style:style style:name="P11" style:family="paragraph" style:parent-style-name="Standard">
      <style:text-properties officeooo:rsid="002c980a" officeooo:paragraph-rsid="002c980a"/>
    </style:style>
    <style:style style:name="P12" style:family="paragraph" style:parent-style-name="Standard">
      <style:text-properties officeooo:rsid="002e764f" officeooo:paragraph-rsid="002e764f"/>
    </style:style>
    <style:style style:name="P13" style:family="paragraph" style:parent-style-name="Standard">
      <style:text-properties officeooo:rsid="002ef683" officeooo:paragraph-rsid="002ef683"/>
    </style:style>
    <style:style style:name="P14" style:family="paragraph" style:parent-style-name="Standard">
      <style:text-properties officeooo:rsid="002f0fc1" officeooo:paragraph-rsid="002f0fc1"/>
    </style:style>
    <style:style style:name="P15" style:family="paragraph" style:parent-style-name="Standard">
      <style:text-properties officeooo:rsid="002f735b" officeooo:paragraph-rsid="002f735b"/>
    </style:style>
    <style:style style:name="P16" style:family="paragraph" style:parent-style-name="Standard">
      <style:text-properties officeooo:rsid="0034ebac" officeooo:paragraph-rsid="0034ebac"/>
    </style:style>
    <style:style style:name="P17" style:family="paragraph" style:parent-style-name="Standard">
      <style:text-properties officeooo:rsid="0034ebac" officeooo:paragraph-rsid="0035db4f"/>
    </style:style>
    <style:style style:name="P18" style:family="paragraph" style:parent-style-name="Standard">
      <style:text-properties officeooo:rsid="0035db4f" officeooo:paragraph-rsid="0035db4f"/>
    </style:style>
    <style:style style:name="P19" style:family="paragraph" style:parent-style-name="Standard">
      <style:text-properties officeooo:rsid="002f735b" officeooo:paragraph-rsid="002f735b"/>
    </style:style>
    <style:style style:name="T1" style:family="text">
      <style:text-properties officeooo:rsid="00259934"/>
    </style:style>
    <style:style style:name="T2" style:family="text">
      <style:text-properties officeooo:rsid="0029dd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Tipps vom </text:span>BAG</text:p>
      <text:p text:style-name="P5">-------<text:span text:style-name="T2">-------------</text:span></text:p>
      <text:p text:style-name="P1">Deutsch</text:p>
      <text:p text:style-name="Standard"><text:bookmark text:name="watch-url"/><text:a xlink:type="simple" xlink:href="https://youtu.be/STyHB1Bvg2s" office:target-frame-name="_blank" xlink:show="new" text:style-name="Internet_20_link" text:visited-style-name="Visited_20_Internet_20_Link">https://youtu.be/STyHB1Bvg2s</text:a></text:p>
      <text:p text:style-name="Standard"/>
      <text:p text:style-name="P1">Englisch</text:p>
      <text:p text:style-name="Standard"><text:a xlink:type="simple" xlink:href="https://youtu.be/ksZhTvab9-0" office:target-frame-name="_blank" xlink:show="new" text:style-name="Internet_20_link" text:visited-style-name="Visited_20_Internet_20_Link">https://youtu.be/ksZhTvab9-0</text:a></text:p>
      <text:p text:style-name="Standard"/>
      <text:p text:style-name="P2">Spanisch</text:p>
      <text:p text:style-name="P2"><text:a xlink:type="simple" xlink:href="https://youtu.be/1MwmMNxpElU" office:target-frame-name="_blank" xlink:show="new" text:style-name="Internet_20_link" text:visited-style-name="Visited_20_Internet_20_Link">https://youtu.be/1MwmMNxpElU</text:a></text:p>
      <text:p text:style-name="P2"/>
      <text:p text:style-name="P3">Fr<text:span text:style-name="T1">anzösisch</text:span></text:p>
      <text:p text:style-name="P3"><text:a xlink:type="simple" xlink:href="https://youtu.be/juca0aHHueI" office:target-frame-name="_blank" xlink:show="new" text:style-name="Internet_20_link" text:visited-style-name="Visited_20_Internet_20_Link">https://youtu.be/juca0aHHueI</text:a></text:p>
      <text:p text:style-name="P3"/>
      <text:p text:style-name="P4">Italienisch</text:p>
      <text:p text:style-name="P4"><text:a xlink:type="simple" xlink:href="https://youtu.be/u5Qz96AAxFM" office:target-frame-name="_blank" xlink:show="new" text:style-name="Internet_20_link" text:visited-style-name="Visited_20_Internet_20_Link">https://youtu.be/u5Qz96AAxFM </text:a></text:p>
      <text:p text:style-name="P4"/>
      <text:p text:style-name="P5">Meine Tipps</text:p>
      <text:p text:style-name="P5">---------------</text:p>
      <text:p text:style-name="P5">Deutsch</text:p>
      <text:p text:style-name="P5"><text:a xlink:type="simple" xlink:href="https://youtu.be/jBZz_CEZ7qA" office:target-frame-name="_blank" xlink:show="new" text:style-name="Internet_20_link" text:visited-style-name="Visited_20_Internet_20_Link">https://youtu.be/jBZz_CEZ7qA </text:a></text:p>
      <text:p text:style-name="P5"/>
      <text:p text:style-name="P6">Englisch</text:p>
      <text:p text:style-name="P6"><text:a xlink:type="simple" xlink:href="https://youtu.be/jR3EQtc98hI" office:target-frame-name="_blank" xlink:show="new" text:style-name="Internet_20_link" text:visited-style-name="Visited_20_Internet_20_Link">https://youtu.be/jR3EQtc98hI </text:a></text:p>
      <text:p text:style-name="P6"/>
      <text:p text:style-name="P7">Erklärungen für Kinder</text:p>
      <text:p text:style-name="P7">-----------------------------</text:p>
      <text:p text:style-name="P7">Deutsch</text:p>
      <text:p text:style-name="P7"><text:a xlink:type="simple" xlink:href="https://youtu.be/7PVGGGOVYEw" office:target-frame-name="_blank" xlink:show="new" text:style-name="Internet_20_link" text:visited-style-name="Visited_20_Internet_20_Link">https://youtu.be/7PVGGGOVYEw </text:a></text:p>
      <text:p text:style-name="P8"/>
      <text:p text:style-name="P8">Englisch</text:p>
      <text:p text:style-name="P8"><text:a xlink:type="simple" xlink:href="https://youtu.be/_I1-kFqIBzI" office:target-frame-name="_blank" xlink:show="new" text:style-name="Internet_20_link" text:visited-style-name="Visited_20_Internet_20_Link">https://youtu.be/_I1-kFqIBzI </text:a></text:p>
      <text:p text:style-name="P8"/>
      <text:p text:style-name="P9">Spanisch</text:p>
      <text:p text:style-name="P9"><text:a xlink:type="simple" xlink:href="https://youtu.be/8L5dVjhi5f0" office:target-frame-name="_blank" xlink:show="new" text:style-name="Internet_20_link" text:visited-style-name="Visited_20_Internet_20_Link">https://youtu.be/8L5dVjhi5f0 </text:a></text:p>
      <text:p text:style-name="P9"/>
      <text:p text:style-name="P9">The Corona Virus Explained and What You Should Do -- Transcript</text:p>
      <text:p text:style-name="P10">---------------------------------</text:p>
      <text:p text:style-name="P10">Englisch</text:p>
      <text:p text:style-name="P9"><text:a xlink:type="simple" xlink:href="https://youtu.be/co-S6Xrl5dQ" office:target-frame-name="_blank" xlink:show="new" text:style-name="Internet_20_link" text:visited-style-name="Visited_20_Internet_20_Link">https://youtu.be/co-S6Xrl5dQ </text:a></text:p>
      <text:p text:style-name="P9"/>
      <text:p text:style-name="P11">Deutsch</text:p>
      <text:p text:style-name="P11"><text:a xlink:type="simple" xlink:href="https://youtu.be/8iuZ79jDNqo" office:target-frame-name="_blank" xlink:show="new" text:style-name="Internet_20_link" text:visited-style-name="Visited_20_Internet_20_Link">https://youtu.be/8iuZ79jDNqo </text:a></text:p>
      <text:p text:style-name="P11"/>
      <text:p text:style-name="P12">Spanisch</text:p>
      <text:p text:style-name="P12"><text:a xlink:type="simple" xlink:href="https://youtu.be/nmpM7mB_hLM" office:target-frame-name="_blank" xlink:show="new" text:style-name="Internet_20_link" text:visited-style-name="Visited_20_Internet_20_Link">https://youtu.be/nmpM7mB_hLM </text:a></text:p>
      <text:p text:style-name="P12"/>
      <text:p text:style-name="P12"/>
      <text:p text:style-name="P13">Wie sinnvoll sind Masken?</text:p>
      <text:p text:style-name="P13">------------------------------------</text:p>
      <text:p text:style-name="P13">Deutsch</text:p>
      <text:p text:style-name="P13"><text:a xlink:type="simple" xlink:href="https://youtu.be/4Pcgyd9-eVM" office:target-frame-name="_blank" xlink:show="new" text:style-name="Internet_20_link" text:visited-style-name="Visited_20_Internet_20_Link">https://youtu.be/4Pcgyd9-eVM </text:a></text:p>
      <text:p text:style-name="P13"/>
      <text:p text:style-name="P14">Bekämpfungs-Strategien</text:p>
      <text:p text:style-name="P14"><text:soft-page-break/>--------------------------------</text:p>
      <text:p text:style-name="P14">Deutsch</text:p>
      <text:p text:style-name="P14"><text:a xlink:type="simple" xlink:href="https://youtu.be/DqR3fsjSR9o" office:target-frame-name="_blank" xlink:show="new" text:style-name="Internet_20_link" text:visited-style-name="Visited_20_Internet_20_Link">https://youtu.be/DqR3fsjSR9o </text:a></text:p>
      <text:p text:style-name="P14"/>
      <text:p text:style-name="P14">Weshalb auch Junge sterben</text:p>
      <text:p text:style-name="P14">-----------------------------------</text:p>
      <text:p text:style-name="P15">Deutsch</text:p>
      <text:p text:style-name="P15"><text:a xlink:type="simple" xlink:href="https://youtu.be/HQT6GN5tt8o" office:target-frame-name="_blank" xlink:show="new" text:style-name="Internet_20_link" text:visited-style-name="Visited_20_Internet_20_Link">https://youtu.be/HQT6GN5tt8o </text:a></text:p>
      <text:p text:style-name="P15"/>
      <text:p text:style-name="P15"/>
      <text:p text:style-name="P15">Selbstisolation - <text:s/>Empfehlungen des Schweizer Bundesamtes für Gesundheit</text:p>
      <text:p text:style-name="P16">----------------------------------------</text:p>
      <text:p text:style-name="P16">Deutsch</text:p>
      <text:p text:style-name="P15"><text:s/>https://youtu.be/V-YO8-zdQL4 </text:p>
      <text:p text:style-name="P15"/>
      <text:p text:style-name="P15"/>
      <text:p text:style-name="P15">Selbstquarantäne - <text:s/>Empfehlungen des Schweizer Bundesamtes für Gesundheit</text:p>
      <text:p text:style-name="P16">----------------------------------------</text:p>
      <text:p text:style-name="P16">Deutsch</text:p>
      <text:p text:style-name="P15"><text:s/>https://youtu.be/Uf95RafxkY4 </text:p>
      <text:p text:style-name="P15"/>
      <text:p text:style-name="P15"/>
      <text:p text:style-name="P15">Lachen trotz Corona - <text:s/>Vreni fragt, Roland antwortet</text:p>
      <text:p text:style-name="P16">----------------------------------------</text:p>
      <text:p text:style-name="P16">Deutsch</text:p>
      <text:p text:style-name="P15"><text:s/>https://youtu.be/YlzVG2ElxM4 </text:p>
      <text:p text:style-name="P15"/>
      <text:p text:style-name="P15"/>
      <text:p text:style-name="P15">Lachen trotz Corona - Verschnaufpause für den Kapitalismus</text:p>
      <text:p text:style-name="P16">----------------------------------------</text:p>
      <text:p text:style-name="P16">Deutsch</text:p>
      <text:p text:style-name="P15"><text:s/>https://youtu.be/2srZOyTY49g </text:p>
      <text:p text:style-name="P15"/>
      <text:p text:style-name="P18">Tages Anzeiger: Aktueller Stand der Wissenschaft</text:p>
      <text:p text:style-name="P17">----------------------------------------</text:p>
      <text:p text:style-name="P18">Deutsch</text:p>
      <text:p text:style-name="P15">Coronavirus : Aktueller Stand der Wissenschaft - Ansteckungswege</text:p>
      <text:p text:style-name="P15">https://youtu.be/p6ElM_JRvDE </text:p>
      <text:p text:style-name="P15"/>
      <text:p text:style-name="P15">Coronavirus : Aktueller Stand der Wissenschaft - Asymptomatik</text:p>
      <text:p text:style-name="P15"><text:s/>https://youtu.be/W42OqpO5f9A </text:p>
      <text:p text:style-name="P15"/>
      <text:p text:style-name="P15">Coronavirus: Aktueller Stand der Wissenschaft - Dunkelziffer</text:p>
      <text:p text:style-name="P15"><text:s/>https://youtu.be/VMqrdkkEkdQ </text:p>
      <text:p text:style-name="P15"/>
      <text:p text:style-name="P15">Coronavirus : Aktueller Stand der Wissenschaft - Gefährlichkeit</text:p>
      <text:p text:style-name="P15"><text:s/>https://youtu.be/gdZv4groyrw </text:p>
      <text:p text:style-name="P15"/>
      <text:p text:style-name="P15">Coronavirus : Aktueller Stand der Wissenschaft - Immunität</text:p>
      <text:p text:style-name="P15"><text:s/>https://youtu.be/R_v10cGtpd4 </text:p>
      <text:p text:style-name="P15"/>
      <text:p text:style-name="P15">Coronavirus : Aktueller Stand der Wissenschaft - Impfung</text:p>
      <text:p text:style-name="P15"><text:s/>https://youtu.be/5clQrt6SISk </text:p>
      <text:p text:style-name="P15"/>
      <text:p text:style-name="P15"><text:soft-page-break/>Coronavirus : Aktueller Stand der Wissenschaft - Infektionszahlen</text:p>
      <text:p text:style-name="P15"><text:s/>https://youtu.be/MKuD23LJTq4 </text:p>
      <text:p text:style-name="P15"/>
      <text:p text:style-name="P15">Coronavirus : Aktueller Stand der Wissenschaft - Infektiosität</text:p>
      <text:p text:style-name="P15"><text:s/>https://youtu.be/Basp83XA9EM </text:p>
      <text:p text:style-name="P15"/>
      <text:p text:style-name="P15">Coronavirus : Aktueller Stand der Wissenschaft - Inkubationszeit</text:p>
      <text:p text:style-name="P15"><text:s/>https://youtu.be/xN60bc8-hbc </text:p>
      <text:p text:style-name="P15"/>
      <text:p text:style-name="P15">Coronavirus : Aktueller Stand der Wissenschaft - Kinder und Schwangere</text:p>
      <text:p text:style-name="P15"><text:s/>https://youtu.be/WY9t2TFfvhY </text:p>
      <text:p text:style-name="P15"/>
      <text:p text:style-name="P15">Coronavirus : Aktueller Stand der Wissenschaft - Männer vs Frauen</text:p>
      <text:p text:style-name="P15"><text:s/>https://youtu.be/jdlUb2VRV14 </text:p>
      <text:p text:style-name="P15"/>
      <text:p text:style-name="P15">Coronavirus : Aktueller Stand der Wissenschaft - Medikamente und Therapien</text:p>
      <text:p text:style-name="P15"><text:s/>https://youtu.be/gVWN3Kg30-g </text:p>
      <text:p text:style-name="P15"/>
      <text:p text:style-name="P15">Coronavirus : Aktueller Stand der Wissenschaft - Mutation</text:p>
      <text:p text:style-name="P15"><text:s/>https://youtu.be/IRD7pgUj5Qc </text:p>
      <text:p text:style-name="P15"/>
      <text:p text:style-name="P15">Coronavirus : Aktueller Stand der Wissenschaft - Saisonalität</text:p>
      <text:p text:style-name="P15"><text:s/>https://youtu.be/ay5gfcSk34s </text:p>
      <text:p text:style-name="P15"/>
      <text:p text:style-name="P15">Coronavirus : Aktueller Stand der Wissenschaft - Serielles Intervall</text:p>
      <text:p text:style-name="P15"><text:s/>https://youtu.be/zSJomPUYWMI </text:p>
      <text:p text:style-name="P15"/>
      <text:p text:style-name="P15">Coronavirus : Aktueller Stand der Wissenschaft - Sterblichkeit</text:p>
      <text:p text:style-name="P15"><text:s/>https://youtu.be/CeHfTVFh8Mg </text:p>
      <text:p text:style-name="P15"/>
      <text:p text:style-name="P15">Coronavirus : Aktueller Stand der Wissenschaft - Symptome und Krankheitsverlauf</text:p>
      <text:p text:style-name="P15"><text:s/>https://youtu.be/NpJvEE9xQKQ </text:p>
      <text:p text:style-name="P15"/>
      <text:p text:style-name="P15">Coronavirus : Aktueller Stand der Wissenschaft - Szenarien für die Schweiz</text:p>
      <text:p text:style-name="P15"><text:s/>https://youtu.be/_X38_JBndQ0 </text:p>
      <text:p text:style-name="P15"/>
      <text:p text:style-name="P15">Coronavirus : Aktueller Stand der Wissenschaft - Verbreitung</text:p>
      <text:p text:style-name="P15"><text:s/>https://youtu.be/F4ZzPkh88JE 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23</meta:editing-cycles>
    <meta:creation-date>2008-08-22T11:41:04</meta:creation-date>
    <dc:date>2020-04-10T23:40:16.977984680</dc:date>
    <meta:editing-duration>PT1H11M57S</meta:editing-duration>
    <meta:document-statistic meta:table-count="0" meta:image-count="0" meta:object-count="0" meta:page-count="3" meta:paragraph-count="103" meta:word-count="301" meta:character-count="3419" meta:non-whitespace-character-count="3161"/>
  </office:meta>
</office:document-meta>
</file>